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2060" fo:font-size="14pt" fo:font-weight="bold" style:font-size-asian="14pt" style:font-weight-asian="bold"/>
    </style:style>
    <style:style style:name="P4" style:family="paragraph" style:parent-style-name="Standard">
      <style:text-properties fo:font-size="5pt" style:font-size-asian="5pt" style:font-size-complex="5pt"/>
    </style:style>
    <style:style style:name="P5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officeooo:rsid="00039c29" officeooo:paragraph-rsid="00039c29" style:font-size-asian="16pt" style:font-weight-asian="bold"/>
    </style:style>
    <style:style style:name="P6" style:family="paragraph" style:parent-style-name="Standard">
      <style:text-properties officeooo:rsid="0008f880" officeooo:paragraph-rsid="0008f880"/>
    </style:style>
    <style:style style:name="P7" style:family="paragraph" style:parent-style-name="Standard">
      <style:text-properties officeooo:rsid="000a4eff" officeooo:paragraph-rsid="000a4eff"/>
    </style:style>
    <style:style style:name="P8" style:family="paragraph" style:parent-style-name="Standard">
      <style:paragraph-properties fo:margin-left="0.63cm" fo:margin-right="0cm" fo:line-height="100%" fo:text-indent="-0.63cm" style:auto-text-indent="false" fo:break-before="page"/>
    </style:style>
    <style:style style:name="P9" style:family="paragraph" style:parent-style-name="List_20_Paragraph">
      <style:paragraph-properties fo:margin-left="0cm" fo:margin-right="0cm" fo:margin-top="0.212cm" fo:margin-bottom="0.353cm" loext:contextual-spacing="false" fo:line-height="110%" fo:text-indent="0cm" style:auto-text-indent="false"/>
      <style:text-properties officeooo:paragraph-rsid="000df027"/>
    </style:style>
    <style:style style:name="P10" style:family="paragraph" style:parent-style-name="No_20_Spacing">
      <style:paragraph-properties fo:margin-top="0.353cm" fo:margin-bottom="0.176cm" loext:contextual-spacing="false"/>
      <style:text-properties fo:color="#002060" fo:font-size="14pt" fo:font-weight="bold" style:font-size-asian="14pt" style:font-weight-asian="bold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Heading_20_2" style:list-style-name="WWNum2">
      <style:text-properties fo:color="#262626" style:text-underline-style="solid" style:text-underline-width="auto" style:text-underline-color="font-color"/>
    </style:style>
    <style:style style:name="P13" style:family="paragraph" style:parent-style-name="Heading_20_2" style:list-style-name="">
      <style:paragraph-properties fo:margin-left="0.63cm" fo:margin-right="0cm" fo:line-height="100%" fo:text-indent="-0.63cm" style:auto-text-indent="false"/>
    </style:style>
    <style:style style:name="P14" style:family="paragraph" style:parent-style-name="Heading_20_2" style:list-style-name="WWNum2">
      <style:paragraph-properties fo:margin-left="0.63cm" fo:margin-right="0cm" fo:line-height="100%" fo:text-indent="-0.63cm" style:auto-text-indent="false"/>
      <style:text-properties fo:color="#262626" style:text-underline-style="solid" style:text-underline-width="auto" style:text-underline-color="font-color"/>
    </style:style>
    <style:style style:name="P15" style:family="paragraph" style:parent-style-name="List_20_Paragraph" style:list-style-name="WWNum2">
      <style:text-properties text:display="none"/>
    </style:style>
    <style:style style:name="P16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5b414" officeooo:paragraph-rsid="0005b414"/>
    </style:style>
    <style:style style:name="P17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</style:style>
    <style:style style:name="P18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paragraph-rsid="001a4364"/>
    </style:style>
    <style:style style:name="P19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paragraph-rsid="00152dd6"/>
    </style:style>
    <style:style style:name="P20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5f339" officeooo:paragraph-rsid="0005f339"/>
    </style:style>
    <style:style style:name="P21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a4364" officeooo:paragraph-rsid="001a4364"/>
    </style:style>
    <style:style style:name="P22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74e98" officeooo:paragraph-rsid="00074e98"/>
    </style:style>
    <style:style style:name="P23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2f67a" officeooo:paragraph-rsid="0012f67a"/>
    </style:style>
    <style:style style:name="P24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ce646" officeooo:paragraph-rsid="001ce646"/>
    </style:style>
    <style:style style:name="P25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a5ba2" officeooo:paragraph-rsid="000a5ba2"/>
    </style:style>
    <style:style style:name="P26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893cf" officeooo:paragraph-rsid="001893cf"/>
    </style:style>
    <style:style style:name="P27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b00fe" officeooo:paragraph-rsid="000b00fe"/>
    </style:style>
    <style:style style:name="P28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bb957" officeooo:paragraph-rsid="001bb957"/>
    </style:style>
    <style:style style:name="P29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b7688" officeooo:paragraph-rsid="000b7688"/>
    </style:style>
    <style:style style:name="P30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df027" officeooo:paragraph-rsid="000df027"/>
    </style:style>
    <style:style style:name="P31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a4712" officeooo:paragraph-rsid="001a4712"/>
    </style:style>
    <style:style style:name="T1" style:family="text">
      <style:text-properties officeooo:rsid="0005b414"/>
    </style:style>
    <style:style style:name="T2" style:family="text">
      <style:text-properties officeooo:rsid="0006396a"/>
    </style:style>
    <style:style style:name="T3" style:family="text">
      <style:text-properties officeooo:rsid="0012df34"/>
    </style:style>
    <style:style style:name="T4" style:family="text">
      <style:text-properties officeooo:rsid="0012f67a"/>
    </style:style>
    <style:style style:name="T5" style:family="text">
      <style:text-properties officeooo:rsid="00143a85"/>
    </style:style>
    <style:style style:name="T6" style:family="text">
      <style:text-properties officeooo:rsid="0018958b"/>
    </style:style>
    <style:style style:name="T7" style:family="text">
      <style:text-properties officeooo:rsid="001a4364"/>
    </style:style>
    <style:style style:name="T8" style:family="text">
      <style:text-properties officeooo:rsid="001e93c1"/>
    </style:style>
    <style:style style:name="T9" style:family="text">
      <style:text-properties officeooo:rsid="0026637c"/>
    </style:style>
    <style:style style:name="T10" style:family="text">
      <style:text-properties officeooo:rsid="0027e5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WEBCOMET.FR</text:p>
      <text:p text:style-name="P5">CAHIER DES CHARGES</text:p>
      <text:p text:style-name="P5"/>
      <text:p text:style-name="P3"/>
      <text:p text:style-name="P10">1. Présentation d’ensemble du projet</text:p>
      <text:list xml:id="list3066089138" text:style-name="WWNum2">
        <text:list-item>
          <text:list>
            <text:list-item>
              <text:h text:style-name="P12" text:outline-level="2">Présentation de l’entreprise :</text:h>
            </text:list-item>
          </text:list>
        </text:list-item>
      </text:list>
      <text:list xml:id="list821583609" text:style-name="WWNum1">
        <text:list-item>
          <text:p text:style-name="P16">WebComet est une entreprise de type agence web / SEO, pour l’instant freelance.</text:p>
        </text:list-item>
      </text:list>
      <text:list xml:id="list163252344559385" text:continue-list="list3066089138" text:style-name="WWNum2">
        <text:list-item>
          <text:list>
            <text:list-item>
              <text:h text:style-name="P14" text:outline-level="2">Les objectifs du site :</text:h>
            </text:list-item>
          </text:list>
        </text:list-item>
      </text:list>
      <text:list xml:id="list163252481019570" text:continue-list="list821583609" text:style-name="WWNum1">
        <text:list-item>
          <text:p text:style-name="P18"><text:span text:style-name="T1">U</text:span>n site vitrine pour présenter l’activité de <text:span text:style-name="T1">l’</text:span>entreprise </text:p>
        </text:list-item>
      </text:list>
      <text:list xml:id="list163253775105937" text:continue-list="list163252344559385" text:style-name="WWNum2">
        <text:list-item>
          <text:list>
            <text:list-item>
              <text:h text:style-name="P14" text:outline-level="2">La cible adressée par le site :</text:h>
            </text:list-item>
          </text:list>
        </text:list-item>
      </text:list>
      <text:list xml:id="list163253922769669" text:continue-list="list163252481019570" text:style-name="WWNum1">
        <text:list-item>
          <text:p text:style-name="P16">Auto-entrepreneurs et petites entreprises voulant un site web bien placé dans Google.</text:p>
        </text:list-item>
      </text:list>
      <text:list xml:id="list163252825812426" text:continue-list="list163253775105937" text:style-name="WWNum2">
        <text:list-item>
          <text:list>
            <text:list-item>
              <text:h text:style-name="P14" text:outline-level="2">Objectifs quantitatifs :</text:h>
            </text:list-item>
          </text:list>
        </text:list-item>
      </text:list>
      <text:list xml:id="list163252730344871" text:continue-list="list163253922769669" text:style-name="WWNum1">
        <text:list-item>
          <text:p text:style-name="P20">Au moins 1 demande de <text:span text:style-name="T2">contact</text:span> par semaine, <text:span text:style-name="T7">venant de trafic organique</text:span></text:p>
        </text:list-item>
        <text:list-item>
          <text:p text:style-name="P21">Au départ, trafic Adwords</text:p>
        </text:list-item>
      </text:list>
      <text:list xml:id="list163253843532346" text:continue-list="list163252825812426" text:style-name="WWNum2">
        <text:list-item>
          <text:list>
            <text:list-item>
              <text:h text:style-name="P14" text:outline-level="2">Périmètre du projet :</text:h>
            </text:list-item>
          </text:list>
        </text:list-item>
      </text:list>
      <text:list xml:id="list163253404738860" text:continue-list="list163252730344871" text:style-name="WWNum1">
        <text:list-item>
          <text:p text:style-name="P22">France</text:p>
        </text:list-item>
        <text:list-item>
          <text:p text:style-name="P22">Mobile, tablettes, pc</text:p>
        </text:list-item>
      </text:list>
      <text:h text:style-name="P13" text:outline-level="2"/>
      <text:p text:style-name="P8"/>
      <text:p text:style-name="List_20_Paragraph"/>
      <text:p text:style-name="P10">2. Description graphique et ergonomique</text:p>
      <text:list xml:id="list163252761381193" text:continue-list="list163253843532346" text:style-name="WWNum2">
        <text:list-item>
          <text:p text:style-name="P15"/>
          <text:list>
            <text:list-item>
              <text:h text:style-name="P14" text:outline-level="2">Charte graphique :</text:h>
            </text:list-item>
          </text:list>
        </text:list-item>
      </text:list>
      <text:list xml:id="list163253924648897" text:continue-list="list163253404738860" text:style-name="WWNum1">
        <text:list-item>
          <text:p text:style-name="P19"><text:span text:style-name="T3">Codes couleur : Orange </text:span>#ff8000<text:span text:style-name="T3"> et bleu </text:span>#0040ff</text:p>
        </text:list-item>
        <text:list-item>
          <text:p text:style-name="P23">Logo : <text:span text:style-name="T5">voir dans dossier</text:span></text:p>
        </text:list-item>
        <text:list-item>
          <text:p text:style-name="P17">P<text:span text:style-name="T4">olices : Open Sans (Google Font)</text:span></text:p>
        </text:list-item>
        <text:list-item>
          <text:p text:style-name="P24">=&gt; Voir fichier « elements.<text:span text:style-name="T8">html »</text:span> dans dossier</text:p>
        </text:list-item>
      </text:list>
      <text:list xml:id="list163252153263207" text:continue-list="list163252761381193" text:style-name="WWNum2">
        <text:list-item>
          <text:list>
            <text:list-item>
              <text:h text:style-name="P14" text:outline-level="2">Design :</text:h>
            </text:list-item>
          </text:list>
        </text:list-item>
      </text:list>
      <text:p text:style-name="P6">Inspiration <text:span text:style-name="T10">de anthedesign</text:span></text:p>
      <text:list xml:id="list163252789889168" text:continue-numbering="true" text:style-name="WWNum2">
        <text:list-item>
          <text:list>
            <text:list-item>
              <text:h text:style-name="P14" text:outline-level="2">Maquettes :</text:h>
            </text:list-item>
          </text:list>
        </text:list-item>
      </text:list>
      <text:p text:style-name="P7">Pas de maquette</text:p>
      <text:p text:style-name="P4"/>
      <text:p text:style-name="P10">3. Description fonctionnelle et technique</text:p>
      <text:p text:style-name="Standard">Si vous disposez de spécifications fonctionnelles détaillées ou de tout autre document utile n’hésitez pas à les ajouter en annexe de votre cahier des charges.</text:p>
      <text:list xml:id="list163252277916544" text:continue-numbering="true" text:style-name="WWNum2">
        <text:list-item>
          <text:p text:style-name="P15"/>
          <text:list>
            <text:list-item>
              <text:h text:style-name="P14" text:outline-level="2">Arborescence du site :</text:h>
            </text:list-item>
          </text:list>
        </text:list-item>
      </text:list>
      <text:list xml:id="list163252408441871" text:continue-list="list163253924648897" text:style-name="WWNum1">
        <text:list-item>
          <text:p text:style-name="P25">3 grandes sections : Accueil, Création de sites web, SEO</text:p>
        </text:list-item>
        <text:list-item>
          <text:p text:style-name="P26">Puis blog avec sidebar, newsletter, etc.</text:p>
        </text:list-item>
      </text:list>
      <text:list xml:id="list163252978822799" text:continue-list="list163252277916544" text:style-name="WWNum2">
        <text:list-item>
          <text:list>
            <text:list-item>
              <text:h text:style-name="P14" text:outline-level="2">Description fonctionnelle : </text:h>
            </text:list-item>
          </text:list>
        </text:list-item>
      </text:list>
      <text:list xml:id="list163252796000365" text:continue-list="list163252408441871" text:style-name="WWNum1">
        <text:list-item>
          <text:p text:style-name="P27">Chaque page a ses tarifs</text:p>
        </text:list-item>
      </text:list>
      <text:list xml:id="list163252937802846" text:continue-list="list163252978822799" text:style-name="WWNum2">
        <text:list-item>
          <text:list>
            <text:list-item>
              <text:h text:style-name="P14" text:outline-level="2">Informations relatives aux contenus :</text:h>
            </text:list-item>
          </text:list>
        </text:list-item>
      </text:list>
      <text:list xml:id="list163253924362495" text:continue-list="list163252796000365" text:style-name="WWNum1">
        <text:list-item>
          <text:p text:style-name="P28">Informations sur les offres, les tarifs, les avis</text:p>
        </text:list-item>
      </text:list>
      <text:list xml:id="list163252402615114" text:continue-list="list163252937802846" text:style-name="WWNum2">
        <text:list-item>
          <text:list>
            <text:list-item>
              <text:h text:style-name="P14" text:outline-level="2">Contraintes techniques :</text:h>
            </text:list-item>
          </text:list>
        </text:list-item>
      </text:list>
      <text:list xml:id="list163252886926118" text:continue-list="list163253924362495" text:style-name="WWNum1">
        <text:list-item>
          <text:p text:style-name="P29">PHP, MySQL, <text:span text:style-name="T6">très bon SEO, SASS, Gulp</text:span></text:p>
        </text:list-item>
        <text:list-item>
          <text:p text:style-name="P30">Site compatible avec tous les navigateurs récents</text:p>
        </text:list-item>
        <text:list-item>
          <text:p text:style-name="P31">Site web rapide et au design agréable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cm" loext:contextual-spacing="false" fo:line-height="150%"/>
      <style:text-properties fo:color="#262626"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62626"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0.801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1.598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Internet_20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adonna</meta:initial-creator>
    <meta:editing-cycles>43</meta:editing-cycles>
    <meta:creation-date>2015-02-01T22:22:00</meta:creation-date>
    <dc:date>2018-08-10T16:32:51.717486151</dc:date>
    <meta:editing-duration>P5DT5H38S</meta:editing-duration>
    <meta:generator>LibreOffice/6.0.3.2$Linux_X86_64 LibreOffice_project/00m0$Build-2</meta:generator>
    <meta:document-statistic meta:table-count="0" meta:image-count="0" meta:object-count="0" meta:page-count="2" meta:paragraph-count="38" meta:word-count="255" meta:character-count="1459" meta:non-whitespace-character-count="12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